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00000008708054B7F4.png" manifest:media-type="image/png"/>
  <manifest:file-entry manifest:full-path="Pictures/1000000000000898000004D6D678AFD2.png" manifest:media-type="image/png"/>
  <manifest:file-entry manifest:full-path="Pictures/1000000000000F000000087096BC93A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UM Neue Helvetica 55 Regular" svg:font-family="'TUM Neue Helvetica 55 Regular'"/>
    <style:font-face style:name="ＭＳ Ｐゴシック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fit-to-contour="true" fo:min-height="10.636cm" draw:visible-area-left="0cm" draw:visible-area-top="0cm" draw:visible-area-width="5cm" draw:visible-area-height="5cm" draw:ole-draw-aspect="1" loext:decorative="false"/>
      <style:paragraph-properties style:writing-mode="lr-tb"/>
    </style:style>
    <style:style style:name="pr1" style:family="presentation" style:parent-style-name="Titelfolie-title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Abschnitts-_a_überschrift-subtitle" style:list-style-name="L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Abschnitts-_a_überschrift-title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Abschnitts-_a_überschrif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el_20_und_20_Inhalt-title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el_20_und_20_Inhal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el_20_und_20_Inhalt-backgroundobjects">
      <style:graphic-properties draw:stroke="none" svg:stroke-width="0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Titel_20_und_20_Inhalt-title">
      <style:graphic-properties fo:min-height="1.269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UM Neue Helvetica 55 Regular" fo:font-size="32pt" fo:letter-spacing="normal" fo:font-style="normal" style:text-underline-style="none" fo:font-weight="bold" fo:background-color="transparent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>
        <loext:char-complex-color loext:theme-type="light1" loext:color-type="theme"/>
      </style:text-properties>
    </style:style>
    <style:style style:name="P2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size="24pt" fo:letter-spacing="normal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P5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font-independent-line-spacing="true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UM Neue Helvetica 55 Regular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OpenSymbol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omputer Aided Medical Procedures</presentation:footer-decl>
      <presentation:date-time-decl presentation:name="dtd1" presentation:source="current-date" style:data-style-name="D6"/>
      <draw:page draw:name="page1" draw:style-name="dp1" draw:master-page-name="Titelfolie" presentation:presentation-page-layout-name="AL1T0">
        <draw:frame draw:name="Title 1" presentation:style-name="pr1" draw:text-style-name="P1" draw:layer="layout" svg:width="19.316cm" svg:height="2.698cm" svg:x="5.889cm" svg:y="5.149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19.316cm" svg:height="1.428cm" svg:x="5.889cm" svg:y="3.72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chnitts-_a_überschrift">
        <draw:frame draw:name="Subtitle 7" presentation:style-name="pr4" draw:text-style-name="P2" draw:layer="layout" svg:width="19.316cm" svg:height="1.428cm" svg:x="5.889cm" svg:y="3.713cm" presentation:class="subtitle" presentation:placeholder="true" presentation:user-transformed="true">
          <draw:text-box/>
        </draw:frame>
        <draw:frame draw:name="Title 6" presentation:style-name="pr5" draw:text-style-name="P1" draw:layer="layout" svg:width="19.316cm" svg:height="2.698cm" svg:x="5.889cm" svg:y="5.141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 presentation:use-date-time-name="dtd1">
        <draw:frame draw:name="Title 1" presentation:style-name="pr7" draw:text-style-name="P4" draw:layer="layout" svg:width="23.344cm" svg:height="1.269cm" svg:x="0.997cm" svg:y="0.476cm" presentation:class="title" presentation:placeholder="true" presentation:user-transformed="true">
          <draw:text-box/>
        </draw:frame>
        <draw:frame draw:name="Content Placeholder 2" presentation:style-name="pr8" draw:text-style-name="P5" draw:layer="layout" svg:width="23.401cm" svg:height="10.635cm" svg:x="0.997cm" svg:y="2.223cm" presentation:class="outline" presentation:placeholder="true" presentation:user-transformed="true">
          <draw:text-box/>
        </draw:frame>
        <draw:frame draw:name="Slide Number Placeholder 5" presentation:style-name="pr9" draw:text-style-name="P7" draw:layer="layout" svg:width="2.962cm" svg:height="1.11cm" svg:x="22.437cm" svg:y="13.176cm" presentation:class="page-number" presentation:user-transformed="true">
          <draw:text-box>
            <text:p text:style-name="P6"><text:span text:style-name="T1">Slide </text:span><text:span text:style-name="T1"><text:page-number>4</text:page-number>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 presentation:use-date-time-name="dtd1">
        <draw:frame presentation:style-name="pr11" draw:layer="layout" svg:width="23.344cm" svg:height="1.269cm" svg:x="0.997cm" svg:y="0.476cm" presentation:class="title" presentation:placeholder="true">
          <draw:text-box/>
        </draw:frame>
        <draw:frame draw:style-name="gr2" draw:layer="layout" svg:width="23.401cm" svg:height="10.635cm" svg:x="0.997cm" svg:y="2.223cm" presentation:class="object" presentation:placeholder="true"/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UM Neue Helvetica 55 Regular" svg:font-family="'TUM Neue Helvetica 55 Regular'"/>
    <style:font-face style:name="ＭＳ Ｐゴシック" svg:font-family="'ＭＳ Ｐゴシック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vertikaler_20_Text-background" style:display-name="Titel und vertikaler 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el_20_und_20_vertikaler_20_Text-backgroundobjects" style:display-name="Titel und vertikal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vertikaler_20_Text-notes" style:display-name="Titel und vertikal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outline1" style:display-name="Titel und vertikaler Text-outline1" style:family="presentation">
      <style:graphic-properties draw:stroke="none" draw:fill="none" draw:auto-grow-height="false" draw:fit-to-size="false" style:shrink-to-fit="true" style:writing-mode="lr-tb">
        <text:list-style style:name="Titel_20_und_20_vertikaler_20_Text-outline1" style:display-name="Titel und vertikaler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vertikaler_20_Text-outline2" style:display-name="Titel und vertikaler Text-outline2" style:family="presentation" style:parent-style-name="Titel_20_und_20_vertikaler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vertikaler_20_Text-outline3" style:display-name="Titel und vertikaler Text-outline3" style:family="presentation" style:parent-style-name="Titel_20_und_20_vertikaler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vertikaler_20_Text-outline4" style:display-name="Titel und vertikaler Text-outline4" style:family="presentation" style:parent-style-name="Titel_20_und_20_vertikaler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vertikaler_20_Text-outline5" style:display-name="Titel und vertikaler Text-outline5" style:family="presentation" style:parent-style-name="Titel_20_und_20_vertikaler_20_Text-outline4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6" style:display-name="Titel und vertikaler Text-outline6" style:family="presentation" style:parent-style-name="Titel_20_und_20_vertikaler_20_Text-outline5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7" style:display-name="Titel und vertikaler Text-outline7" style:family="presentation" style:parent-style-name="Titel_20_und_20_vertikaler_20_Text-outline6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8" style:display-name="Titel und vertikaler Text-outline8" style:family="presentation" style:parent-style-name="Titel_20_und_20_vertikaler_20_Text-outline7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9" style:display-name="Titel und vertikaler Text-outline9" style:family="presentation" style:parent-style-name="Titel_20_und_20_vertikaler_20_Text-outline8">
      <style:paragraph-properties fo:margin-top="0.1cm" fo:margin-bottom="0cm"/>
      <style:text-properties fo:font-size="20pt" style:font-size-asian="20pt" style:font-size-complex="20pt"/>
    </style:style>
    <style:style style:name="Titel_20_und_20_vertikaler_20_Text-subtitle" style:display-name="Titel und vertikaler Text-subtitle" style:family="presentation">
      <style:graphic-properties draw:stroke="none" draw:fill="none" draw:textarea-vertical-align="middle">
        <text:list-style style:name="Titel_20_und_20_vertikaler_20_Text-subtitle" style:display-name="Titel und vertikaler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title" style:display-name="Titel und vertikaler Text-title" style:family="presentation">
      <style:graphic-properties draw:stroke="none" draw:fill="none" draw:textarea-vertical-align="middle" style:writing-mode="lr-tb">
        <text:list-style style:name="Titel_20_und_20_vertikaler_20_Text-title" style:display-name="Titel und vertikaler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kaler_20_Titel_20_und_20_Text-background" style:display-name="Vertikaler Titel und 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kaler_20_Titel_20_und_20_Text-backgroundobjects" style:display-name="Vertikaler Titel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kaler_20_Titel_20_und_20_Text-notes" style:display-name="Vertikaler Titel u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outline1" style:display-name="Vertikaler Titel und Text-outline1" style:family="presentation">
      <style:graphic-properties draw:stroke="none" draw:fill="none" draw:auto-grow-height="false" draw:fit-to-size="false" style:shrink-to-fit="true" style:writing-mode="lr-tb">
        <text:list-style style:name="Vertikaler_20_Titel_20_und_20_Text-outline1" style:display-name="Vertikaler Titel u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ertikaler_20_Titel_20_und_20_Text-outline2" style:display-name="Vertikaler Titel und Text-outline2" style:family="presentation" style:parent-style-name="Vertikaler_20_Titel_20_u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Vertikaler_20_Titel_20_und_20_Text-outline3" style:display-name="Vertikaler Titel und Text-outline3" style:family="presentation" style:parent-style-name="Vertikaler_20_Titel_20_u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Vertikaler_20_Titel_20_und_20_Text-outline4" style:display-name="Vertikaler Titel und Text-outline4" style:family="presentation" style:parent-style-name="Vertikaler_20_Titel_20_u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Vertikaler_20_Titel_20_und_20_Text-outline5" style:display-name="Vertikaler Titel und Text-outline5" style:family="presentation" style:parent-style-name="Vertikaler_20_Titel_20_und_20_Text-outline4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6" style:display-name="Vertikaler Titel und Text-outline6" style:family="presentation" style:parent-style-name="Vertikaler_20_Titel_20_und_20_Text-outline5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7" style:display-name="Vertikaler Titel und Text-outline7" style:family="presentation" style:parent-style-name="Vertikaler_20_Titel_20_und_20_Text-outline6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8" style:display-name="Vertikaler Titel und Text-outline8" style:family="presentation" style:parent-style-name="Vertikaler_20_Titel_20_und_20_Text-outline7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9" style:display-name="Vertikaler Titel und Text-outline9" style:family="presentation" style:parent-style-name="Vertikaler_20_Titel_20_und_20_Text-outline8">
      <style:paragraph-properties fo:margin-top="0.1cm" fo:margin-bottom="0cm"/>
      <style:text-properties fo:font-size="20pt" style:font-size-asian="20pt" style:font-size-complex="20pt"/>
    </style:style>
    <style:style style:name="Vertikaler_20_Titel_20_und_20_Text-subtitle" style:display-name="Vertikaler Titel und Text-subtitle" style:family="presentation">
      <style:graphic-properties draw:stroke="none" draw:fill="none" draw:textarea-vertical-align="middle">
        <text:list-style style:name="Vertikaler_20_Titel_20_und_20_Text-subtitle" style:display-name="Vertikaler Titel u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title" style:display-name="Vertikaler Titel und Text-title" style:family="presentation">
      <style:graphic-properties draw:stroke="none" draw:fill="none" draw:textarea-vertical-align="middle" style:writing-mode="lr-tb">
        <text:list-style style:name="Vertikaler_20_Titel_20_und_20_Text-title" style:display-name="Vertikaler Titel u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 style:writing-mode="lr-tb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Leer-outline3" style:family="presentation" style:parent-style-name="Le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Leer-outline4" style:family="presentation" style:parent-style-name="Le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 style:writing-mode="lr-tb">
        <text:list-style style:name="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halt_20_mit_20_Überschrift-background" style:display-name="Inhalt mit Überschrif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Inhalt_20_mit_20_Überschrift-backgroundobjects" style:display-name="Inhalt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mit_20_Überschrift-notes" style:display-name="Inhalt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mit_20_Überschrift-outline1" style:display-name="Inhalt mit Überschrift-outline1" style:family="presentation">
      <style:graphic-properties draw:stroke="none" draw:fill="none" draw:auto-grow-height="false" draw:fit-to-size="false" style:shrink-to-fit="true" style:writing-mode="lr-tb">
        <text:list-style style:name="Inhalt_20_mit_20_Überschrift-outline1" style:display-name="Inhalt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halt_20_mit_20_Überschrift-outline2" style:display-name="Inhalt mit Überschrift-outline2" style:family="presentation" style:parent-style-name="Inhalt_20_mit_20_Überschrif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Inhalt_20_mit_20_Überschrift-outline3" style:display-name="Inhalt mit Überschrift-outline3" style:family="presentation" style:parent-style-name="Inhalt_20_mit_20_Überschrif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Inhalt_20_mit_20_Überschrift-outline4" style:display-name="Inhalt mit Überschrift-outline4" style:family="presentation" style:parent-style-name="Inhalt_20_mit_20_Überschrif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Inhalt_20_mit_20_Überschrift-outline5" style:display-name="Inhalt mit Überschrift-outline5" style:family="presentation" style:parent-style-name="Inhalt_20_mit_20_Überschrift-outline4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6" style:display-name="Inhalt mit Überschrift-outline6" style:family="presentation" style:parent-style-name="Inhalt_20_mit_20_Überschrift-outline5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7" style:display-name="Inhalt mit Überschrift-outline7" style:family="presentation" style:parent-style-name="Inhalt_20_mit_20_Überschrift-outline6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8" style:display-name="Inhalt mit Überschrift-outline8" style:family="presentation" style:parent-style-name="Inhalt_20_mit_20_Überschrift-outline7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9" style:display-name="Inhalt mit Überschrift-outline9" style:family="presentation" style:parent-style-name="Inhalt_20_mit_20_Überschrift-outline8">
      <style:paragraph-properties fo:margin-top="0.1cm" fo:margin-bottom="0cm"/>
      <style:text-properties fo:font-size="20pt" style:font-size-asian="20pt" style:font-size-complex="20pt"/>
    </style:style>
    <style:style style:name="Inhalt_20_mit_20_Überschrift-subtitle" style:display-name="Inhalt mit Überschrift-subtitle" style:family="presentation">
      <style:graphic-properties draw:stroke="none" draw:fill="none" draw:textarea-vertical-align="middle">
        <text:list-style style:name="Inhalt_20_mit_20_Überschrift-subtitle" style:display-name="Inhalt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mit_20_Überschrift-title" style:display-name="Inhalt mit Überschrift-title" style:family="presentation">
      <style:graphic-properties draw:stroke="none" draw:fill="none" draw:textarea-vertical-align="middle" style:writing-mode="lr-tb">
        <text:list-style style:name="Inhalt_20_mit_20_Überschrift-title" style:display-name="Inhalt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family="'TUM Neue Helvetica 55 Regular'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font-style-asian="normal" style:font-weight-asian="normal" style:font-name-complex="ＭＳ Ｐゴシック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vertikaler_20_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el_20_und_20_vertikaler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6" style:family="presentation" style:parent-style-name="Titel_20_und_20_vertikaler_20_Text-backgroundobjects">
      <style:graphic-properties draw:stroke="none" svg:stroke-width="0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el_20_und_20_vertikaler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vertikaler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el_20_und_20_vertikaler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kaler_20_Titel_20_und_20_Text-title">
      <style:graphic-properties draw:stroke="none" svg:stroke-width="0cm" draw:fill="none" loext:fill-use-slide-background="false" draw:textarea-horizontal-align="left" draw:textarea-vertical-align="top" draw:auto-grow-height="false" draw:auto-grow-width="false" draw:fit-to-size="false" style:shrink-to-fit="false" fo:min-height="2.386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1" style:family="presentation" style:parent-style-name="Vertikaler_20_Titel_20_u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2" style:family="presentation" style:parent-style-name="Vertikaler_20_Titel_20_und_20_Text-backgroundobjects">
      <style:graphic-properties draw:stroke="none" svg:stroke-width="0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Vertikaler_20_Titel_20_u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Vertikaler_20_Titel_20_u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Vertikaler_20_Titel_20_u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Titel_20_und_20_Inhalt-backgroundobjects">
      <style:graphic-properties draw:stroke="none" svg:stroke-width="0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6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7" style:family="presentation" style:parent-style-name="Zwei_20_Inhalte-backgroundobjects">
      <style:graphic-properties draw:stroke="none" svg:stroke-width="0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Vergleich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4" style:family="presentation" style:parent-style-name="Vergleich-backgroundobjects">
      <style:graphic-properties draw:stroke="none" svg:stroke-width="0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Nur_20_Tite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Nur_20_Titel-backgroundobjects">
      <style:graphic-properties draw:stroke="none" svg:stroke-width="0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0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Leer-backgroundobjects">
      <style:graphic-properties draw:stroke="none" svg:stroke-width="0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Le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Le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Le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Inhalt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8" style:family="presentation" style:parent-style-name="Inhalt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9" style:family="presentation" style:parent-style-name="Inhalt_20_mit_20_Überschrift-backgroundobjects">
      <style:graphic-properties draw:stroke="none" svg:stroke-width="0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Inhalt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Inhalt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Inhalt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4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5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6" style:family="presentation" style:parent-style-name="Bild_20_mit_20_Überschrift-backgroundobjects">
      <style:graphic-properties draw:stroke="none" svg:stroke-width="0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7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2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18pt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M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MP2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/>
    </style:style>
    <style:style style:name="MP3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/>
    </style:style>
    <style:style style:name="MP3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/>
    </style:style>
    <style:style style:name="MP3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/>
    </style:style>
    <style:style style:name="MP33" style:family="paragraph">
      <style:paragraph-properties fo:margin-left="0cm" fo:margin-right="0cm" fo:margin-top="0.09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3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35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UM Neue Helvetica 55 Regular" fo:font-size="32pt" fo:letter-spacing="normal" fo:language="de" fo:country="DE" fo:font-style="normal" style:text-underline-style="none" fo:font-weight="bold" fo:background-color="transparent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size="24pt" fo:letter-spacing="normal" fo:language="de" fo:country="DE" fo:font-style="normal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MT3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/>
    </style:style>
    <style:style style:name="MT4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size="14pt" fo:letter-spacing="normal" fo:language="de" fo:country="DE" fo:font-style="normal" style:text-underline-style="none" fo:font-weight="normal" fo:background-color="transparent" style:font-name-asian="ＭＳ Ｐゴシック" style:font-size-asian="14pt" style:font-style-asian="normal" style:font-weight-asian="normal" style:font-name-complex="ＭＳ Ｐゴシック" style:font-size-complex="14pt" style:font-style-complex="normal" style:font-weight-complex="normal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UM Neue Helvetica 55 Regular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UM Neue Helvetica 55 Regular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size="28pt" fo:letter-spacing="normal" fo:language="de" fo:country="DE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MT8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size="24pt" fo:letter-spacing="normal" fo:language="de" fo:country="DE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MT9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MT10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size="16pt" fo:letter-spacing="normal" fo:language="de" fo:country="DE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/>
    </style:style>
    <style:style style:name="MT1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style:text-underline-style="none" fo:font-weight="bold" fo:background-color="transparent" style:font-name-asian="ＭＳ Ｐゴシック" style:font-size-asian="20pt" style:font-style-asian="normal" style:font-weight-asian="bold" style:font-name-complex="ＭＳ Ｐゴシック" style:font-size-complex="20pt" style:font-style-complex="normal" style:font-weight-complex="bold"/>
    </style:style>
    <style:style style:name="MT12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TUM Neue Helvetica 55 Regular" fo:font-size="32pt" fo:letter-spacing="normal" fo:language="de" fo:country="DE" fo:font-style="normal" style:text-underline-style="none" fo:font-weight="normal" fo:background-color="transparent" style:font-name-asian="ＭＳ Ｐゴシック" style:font-size-asian="32pt" style:font-style-asian="normal" style:font-weight-asian="normal" style:font-name-complex="ＭＳ Ｐゴシック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size="32pt" fo:letter-spacing="normal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OpenSymbol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OpenSymbol" fo:color="#333333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3333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OpenSymbol" fo:color="#333333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3333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333333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OpenSymbol" fo:color="#333333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3333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333333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OpenSymbol" fo:color="#333333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OpenSymbol" fo:color="#333333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3333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333333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OpenSymbol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OpenSymbol" fo:color="#333333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3333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</style:handout-master>
    <style:master-page style:name="Titelfolie" style:page-layout-name="PM1" draw:style-name="Mdp1">
      <loext:theme loext:name="camp-tum-jhu-slides">
        <loext:theme-colors loext:name="Default Desig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Picture 4" draw:style-name="Mgr3" draw:text-style-name="MP5" draw:layer="backgroundobjects" drawooo:display="none" svg:width="25.399cm" svg:height="14.287cm" svg:x="0cm" svg:y="0cm">
        <draw:image xlink:href="Pictures/1000000000000F000000087096BC93A9.png" xlink:type="simple" xlink:show="embed" xlink:actuate="onLoad" draw:mime-type="image/png">
          <text:p/>
        </draw:image>
      </draw:frame>
      <draw:frame draw:name="Picture 5186" draw:style-name="Mgr3" draw:text-style-name="MP5" draw:layer="backgroundobjects" svg:width="25.389cm" svg:height="14.287cm" svg:x="0.005cm" svg:y="0cm">
        <draw:image xlink:href="Pictures/1000000000000898000004D6D678AFD2.png" xlink:type="simple" xlink:show="embed" xlink:actuate="onLoad" draw:mime-type="image/png">
          <text:p/>
        </draw:image>
      </draw:frame>
      <draw:frame draw:name="Rectangle 14" presentation:style-name="Mpr1" draw:text-style-name="MP7" draw:layer="backgroundobjects" svg:width="19.316cm" svg:height="2.698cm" svg:x="5.889cm" svg:y="5.149cm" presentation:class="title" presentation:user-transformed="true">
        <draw:text-box>
          <text:p text:style-name="MP6"><text:span text:style-name="MT1">Titelmasterformat durch Klicken bearbeiten</text:span></text:p>
        </draw:text-box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Titel_20_und_20_vertikaler_20_Text" style:display-name="Titel und vertikaler Text" style:page-layout-name="PM1" draw:style-name="Mdp1">
      <loext:theme loext:name="camp-tum-jhu-slides">
        <loext:theme-colors loext:name="Default Desig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Picture 4" draw:style-name="Mgr3" draw:text-style-name="MP5" draw:layer="backgroundobjects" svg:width="25.399cm" svg:height="14.287cm" svg:x="0cm" svg:y="0cm">
        <draw:image xlink:href="Pictures/1000000000000F000000087096BC93A9.png" xlink:type="simple" xlink:show="embed" xlink:actuate="onLoad" draw:mime-type="image/png">
          <text:p/>
        </draw:image>
      </draw:frame>
      <draw:frame draw:name="Title 1" presentation:style-name="Mpr4" draw:text-style-name="MP9" draw:layer="backgroundobjects" svg:width="23.344cm" svg:height="1.269cm" svg:x="0.997cm" svg:y="0.476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Vertical Text Placeholder 2" presentation:style-name="Mpr5" draw:text-style-name="MP12" draw:layer="backgroundobjects" svg:width="23.401cm" svg:height="10.635cm" svg:x="0.997cm" svg:y="2.223cm" presentation:class="outline" presentation:user-transformed="true">
        <draw:text-box>
          <text:list text:style-name="ML5">
            <text:list-item>
              <text:p text:style-name="MP10"><text:span text:style-name="MT3">T</text:span><text:span text:style-name="MT3">e</text:span><text:span text:style-name="MT3">x</text:span><text:span text:style-name="MT3">t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4">D</text:span><text:span text:style-name="MT4">r</text:span><text:span text:style-name="MT4">i</text:span><text:span text:style-name="MT4">t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</text:span><text:span text:style-name="MT4">i</text:span><text:span text:style-name="MT4">e</text:span><text:span text:style-name="MT4">r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4">F</text:span><text:span text:style-name="MT4">ü</text:span><text:span text:style-name="MT4">n</text:span><text:span text:style-name="MT4">f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6" draw:text-style-name="MP14" draw:layer="backgroundobjects" svg:width="9.101cm" svg:height="1.11cm" svg:x="13.547cm" svg:y="13.176cm" presentation:class="date-time" presentation:user-transformed="true">
        <draw:text-box>
          <text:p text:style-name="MP13"><text:span text:style-name="MT5"><presentation:date-time/></text:span></text:p>
        </draw:text-box>
      </draw:frame>
      <draw:frame draw:name="Rectangle 6" presentation:style-name="Mpr6" draw:text-style-name="MP14" draw:layer="backgroundobjects" svg:width="2.962cm" svg:height="1.11cm" svg:x="22.437cm" svg:y="13.176cm" presentation:class="page-number" presentation:user-transformed="true">
        <draw:text-box>
          <text:p text:style-name="MP15"><text:span text:style-name="MT5">Slide </text:span><text:span text:style-name="MT5"><text:page-number>4</text:page-number></text:span></text:p>
        </draw:text-box>
      </draw:frame>
      <draw:frame draw:name="Footer Placeholder 1" presentation:style-name="Mpr7" draw:text-style-name="MP14" draw:layer="backgroundobjects" svg:width="10.442cm" svg:height="1.11cm" svg:x="3.103cm" svg:y="13.176cm" presentation:class="footer" presentation:user-transformed="true">
        <draw:text-box>
          <text:p text:style-name="MP16"><text:span text:style-name="MT6"><presentation:footer/></text:span></text:p>
        </draw:text-box>
      </draw:frame>
      <presentation:notes style:page-layout-name="PM0">
        <draw:page-thumbnail presentation:style-name="Titel_20_und_20_vertikaler_20_Text-title" draw:layer="backgroundobjects" svg:width="0cm" svg:height="0cm" svg:x="0cm" svg:y="2.257cm" presentation:class="page"/>
        <draw:frame presentation:style-name="Titel_20_und_20_vertikaler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Vertikaler_20_Titel_20_und_20_Text" style:display-name="Vertikaler Titel und Text" style:page-layout-name="PM1" draw:style-name="Mdp1">
      <loext:theme loext:name="camp-tum-jhu-slides">
        <loext:theme-colors loext:name="Default Desig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Picture 4" draw:style-name="Mgr3" draw:text-style-name="MP5" draw:layer="backgroundobjects" svg:width="25.399cm" svg:height="14.287cm" svg:x="0cm" svg:y="0cm">
        <draw:image xlink:href="Pictures/1000000000000F000000087096BC93A9.png" xlink:type="simple" xlink:show="embed" xlink:actuate="onLoad" draw:mime-type="image/png">
          <text:p/>
        </draw:image>
      </draw:frame>
      <draw:frame draw:name="Vertical Title 1" presentation:style-name="Mpr10" draw:text-style-name="MP9" draw:layer="backgroundobjects" svg:width="5.846cm" svg:height="10.953cm" svg:x="18.552cm" svg:y="1.905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Vertical Text Placeholder 2" presentation:style-name="Mpr11" draw:text-style-name="MP12" draw:layer="backgroundobjects" svg:width="17.131cm" svg:height="10.953cm" svg:x="0.997cm" svg:y="1.905cm" presentation:class="outline" presentation:user-transformed="true">
        <draw:text-box>
          <text:list text:style-name="ML5">
            <text:list-item>
              <text:p text:style-name="MP10"><text:span text:style-name="MT3">T</text:span><text:span text:style-name="MT3">e</text:span><text:span text:style-name="MT3">x</text:span><text:span text:style-name="MT3">t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4">D</text:span><text:span text:style-name="MT4">r</text:span><text:span text:style-name="MT4">i</text:span><text:span text:style-name="MT4">t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</text:span><text:span text:style-name="MT4">i</text:span><text:span text:style-name="MT4">e</text:span><text:span text:style-name="MT4">r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4">F</text:span><text:span text:style-name="MT4">ü</text:span><text:span text:style-name="MT4">n</text:span><text:span text:style-name="MT4">f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2" draw:text-style-name="MP14" draw:layer="backgroundobjects" svg:width="9.101cm" svg:height="1.11cm" svg:x="13.547cm" svg:y="13.176cm" presentation:class="date-time" presentation:user-transformed="true">
        <draw:text-box>
          <text:p text:style-name="MP13"><text:span text:style-name="MT5"><presentation:date-time/></text:span></text:p>
        </draw:text-box>
      </draw:frame>
      <draw:frame draw:name="Rectangle 6" presentation:style-name="Mpr12" draw:text-style-name="MP14" draw:layer="backgroundobjects" svg:width="2.962cm" svg:height="1.11cm" svg:x="22.437cm" svg:y="13.176cm" presentation:class="page-number" presentation:user-transformed="true">
        <draw:text-box>
          <text:p text:style-name="MP15"><text:span text:style-name="MT5">Slide </text:span><text:span text:style-name="MT5"><text:page-number>4</text:page-number></text:span></text:p>
        </draw:text-box>
      </draw:frame>
      <draw:frame draw:name="Footer Placeholder 1" presentation:style-name="Mpr13" draw:text-style-name="MP14" draw:layer="backgroundobjects" svg:width="10.442cm" svg:height="1.11cm" svg:x="3.103cm" svg:y="13.176cm" presentation:class="footer" presentation:user-transformed="true">
        <draw:text-box>
          <text:p text:style-name="MP16"><text:span text:style-name="MT6"><presentation:footer/></text:span></text:p>
        </draw:text-box>
      </draw:frame>
      <presentation:notes style:page-layout-name="PM0">
        <draw:page-thumbnail presentation:style-name="Vertikaler_20_Titel_20_und_20_Text-title" draw:layer="backgroundobjects" svg:width="0cm" svg:height="0cm" svg:x="0cm" svg:y="2.257cm" presentation:class="page"/>
        <draw:frame presentation:style-name="Vertikaler_20_Titel_20_u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camp-tum-jhu-slides">
        <loext:theme-colors loext:name="Default Desig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Picture 4" draw:style-name="Mgr3" draw:text-style-name="MP5" draw:layer="backgroundobjects" svg:width="25.399cm" svg:height="14.287cm" svg:x="0cm" svg:y="0cm">
        <draw:image xlink:href="Pictures/1000000000000F000000087096BC93A9.png" xlink:type="simple" xlink:show="embed" xlink:actuate="onLoad" draw:mime-type="image/png">
          <text:p/>
        </draw:image>
      </draw:frame>
      <draw:frame draw:name="Picture 92" draw:style-name="Mgr3" draw:text-style-name="MP5" draw:layer="backgroundobjects" svg:width="25.399cm" svg:height="14.287cm" svg:x="0cm" svg:y="0cm">
        <draw:image xlink:href="Pictures/1000000000000F00000008708054B7F4.png" xlink:type="simple" xlink:show="embed" xlink:actuate="onLoad" draw:mime-type="image/png">
          <text:p/>
        </draw:image>
      </draw:frame>
      <draw:frame draw:name="Rectangle 14" presentation:style-name="Mpr16" draw:text-style-name="MP7" draw:layer="backgroundobjects" svg:width="19.316cm" svg:height="2.698cm" svg:x="5.889cm" svg:y="5.141cm" presentation:class="title" presentation:user-transformed="true">
        <draw:text-box>
          <text:p text:style-name="MP6"><text:span text:style-name="MT1">Titelmasterformat durch Klicken bearbeiten</text:span></text:p>
        </draw:text-box>
      </draw:frame>
      <draw:frame presentation:style-name="Abschnitts-_a_überschrif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Abschnitts-_a_überschrift-title" draw:layer="backgroundobjects" svg:width="0cm" svg:height="0cm" svg:x="0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camp-tum-jhu-slides">
        <loext:theme-colors loext:name="Default Desig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Picture 4" draw:style-name="Mgr3" draw:text-style-name="MP5" draw:layer="backgroundobjects" svg:width="25.399cm" svg:height="14.287cm" svg:x="0cm" svg:y="0cm">
        <draw:image xlink:href="Pictures/1000000000000F000000087096BC93A9.png" xlink:type="simple" xlink:show="embed" xlink:actuate="onLoad" draw:mime-type="image/png">
          <text:p/>
        </draw:image>
      </draw:frame>
      <draw:frame draw:name="Title 1" presentation:style-name="Mpr19" draw:text-style-name="MP9" draw:layer="backgroundobjects" svg:width="23.344cm" svg:height="1.269cm" svg:x="0.997cm" svg:y="0.476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Content Placeholder 2" presentation:style-name="Mpr20" draw:text-style-name="MP12" draw:layer="backgroundobjects" svg:width="23.401cm" svg:height="10.635cm" svg:x="0.997cm" svg:y="2.223cm" presentation:class="outline" presentation:user-transformed="true">
        <draw:text-box>
          <text:list text:style-name="ML5">
            <text:list-item>
              <text:p text:style-name="MP10"><text:span text:style-name="MT3">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21" draw:text-style-name="MP14" draw:layer="backgroundobjects" svg:width="9.101cm" svg:height="1.11cm" svg:x="13.547cm" svg:y="13.176cm" presentation:class="date-time" presentation:user-transformed="true">
        <draw:text-box>
          <text:p text:style-name="MP13"><text:span text:style-name="MT5"><presentation:date-time/></text:span></text:p>
        </draw:text-box>
      </draw:frame>
      <draw:frame draw:name="Footer Placeholder 1" presentation:style-name="Mpr22" draw:text-style-name="MP14" draw:layer="backgroundobjects" svg:width="10.442cm" svg:height="1.11cm" svg:x="3.103cm" svg:y="13.176cm" presentation:class="footer" presentation:user-transformed="true">
        <draw:text-box>
          <text:p text:style-name="MP16"><text:span text:style-name="MT6"><presentation:footer/></text:span></text:p>
        </draw:text-box>
      </draw:frame>
      <draw:frame draw:name="Rectangle 6" presentation:style-name="Mpr21" draw:text-style-name="MP14" draw:layer="backgroundobjects" svg:width="2.962cm" svg:height="1.11cm" svg:x="22.437cm" svg:y="13.176cm" presentation:class="page-number" presentation:user-transformed="true">
        <draw:text-box>
          <text:p text:style-name="MP15"><text:span text:style-name="MT5">Slide </text:span><text:span text:style-name="MT5"><text:page-number>4</text:page-number></text:span></text:p>
        </draw:text-box>
      </draw:frame>
      <presentation:notes style:page-layout-name="PM0">
        <draw:page-thumbnail presentation:style-name="Titel_20_und_20_Inhalt-title" draw:layer="backgroundobjects" svg:width="0cm" svg:height="0cm" svg:x="0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camp-tum-jhu-slides">
        <loext:theme-colors loext:name="Default Desig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Picture 4" draw:style-name="Mgr3" draw:text-style-name="MP5" draw:layer="backgroundobjects" svg:width="25.399cm" svg:height="14.287cm" svg:x="0cm" svg:y="0cm">
        <draw:image xlink:href="Pictures/1000000000000F000000087096BC93A9.png" xlink:type="simple" xlink:show="embed" xlink:actuate="onLoad" draw:mime-type="image/png">
          <text:p/>
        </draw:image>
      </draw:frame>
      <draw:frame draw:name="Title 1" presentation:style-name="Mpr25" draw:text-style-name="MP9" draw:layer="backgroundobjects" svg:width="23.344cm" svg:height="1.269cm" svg:x="0.997cm" svg:y="0.476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Content Placeholder 2" presentation:style-name="Mpr26" draw:text-style-name="MP21" draw:layer="backgroundobjects" svg:width="11.486cm" svg:height="9.048cm" svg:x="0.997cm" svg:y="3.81cm" presentation:class="outline" presentation:user-transformed="true">
        <draw:text-box>
          <text:list text:style-name="ML5">
            <text:list-item>
              <text:p text:style-name="MP17"><text:span text:style-name="MT7">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8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491cm" svg:height="9.048cm" svg:x="12.907cm" svg:y="3.81cm" presentation:class="outline" presentation:user-transformed="true">
        <draw:text-box>
          <text:list text:style-name="ML5">
            <text:list-item>
              <text:p text:style-name="MP17"><text:span text:style-name="MT7">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8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27" draw:text-style-name="MP14" draw:layer="backgroundobjects" svg:width="9.101cm" svg:height="1.11cm" svg:x="13.547cm" svg:y="13.176cm" presentation:class="date-time" presentation:user-transformed="true">
        <draw:text-box>
          <text:p text:style-name="MP13"><text:span text:style-name="MT5"><presentation:date-time/></text:span></text:p>
        </draw:text-box>
      </draw:frame>
      <draw:frame draw:name="Rectangle 6" presentation:style-name="Mpr27" draw:text-style-name="MP14" draw:layer="backgroundobjects" svg:width="2.962cm" svg:height="1.11cm" svg:x="22.437cm" svg:y="13.176cm" presentation:class="page-number" presentation:user-transformed="true">
        <draw:text-box>
          <text:p text:style-name="MP15"><text:span text:style-name="MT5">Slide </text:span><text:span text:style-name="MT5"><text:page-number>4</text:page-number></text:span></text:p>
        </draw:text-box>
      </draw:frame>
      <draw:frame draw:name="Footer Placeholder 1" presentation:style-name="Mpr28" draw:text-style-name="MP14" draw:layer="backgroundobjects" svg:width="10.442cm" svg:height="1.11cm" svg:x="3.103cm" svg:y="13.176cm" presentation:class="footer" presentation:user-transformed="true">
        <draw:text-box>
          <text:p text:style-name="MP16"><text:span text:style-name="MT6"><presentation:footer/></text:span></text:p>
        </draw:text-box>
      </draw:frame>
      <presentation:notes style:page-layout-name="PM0">
        <draw:page-thumbnail presentation:style-name="Zwei_20_Inhalte-title" draw:layer="backgroundobjects" svg:width="0cm" svg:height="0cm" svg:x="0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Vergleich" style:page-layout-name="PM1" draw:style-name="Mdp1">
      <loext:theme loext:name="camp-tum-jhu-slides">
        <loext:theme-colors loext:name="Default Desig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Picture 4" draw:style-name="Mgr3" draw:text-style-name="MP5" draw:layer="backgroundobjects" svg:width="25.399cm" svg:height="14.287cm" svg:x="0cm" svg:y="0cm">
        <draw:image xlink:href="Pictures/1000000000000F000000087096BC93A9.png" xlink:type="simple" xlink:show="embed" xlink:actuate="onLoad" draw:mime-type="image/png">
          <text:p/>
        </draw:image>
      </draw:frame>
      <draw:frame draw:name="Title 1" presentation:style-name="Mpr31" draw:text-style-name="MP9" draw:layer="backgroundobjects" svg:width="22.859cm" svg:height="2.38cm" svg:x="1.27cm" svg:y="0.572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Text Placeholder 2" presentation:style-name="Mpr32" draw:text-style-name="MP9" draw:layer="backgroundobjects" svg:width="11.222cm" svg:height="1.332cm" svg:x="1.27cm" svg:y="3.198cm" presentation:class="outline" presentation:user-transformed="true">
        <draw:text-box>
          <text:p text:style-name="MP22"><text:span text:style-name="MT2">Textmasterformat bearbeiten</text:span></text:p>
        </draw:text-box>
      </draw:frame>
      <draw:frame draw:name="Content Placeholder 3" presentation:style-name="Mpr33" draw:text-style-name="MP9" draw:layer="backgroundobjects" svg:width="11.222cm" svg:height="8.231cm" svg:x="1.27cm" svg:y="4.531cm" presentation:class="outline" presentation:user-transformed="true">
        <draw:text-box>
          <text:list text:style-name="ML5">
            <text:list-item>
              <text:p text:style-name="MP23"><text:span text:style-name="MT8">Textmasterformat bearbeiten</text:span></text:p>
            </text:list-item>
          </text:list>
          <text:list text:style-name="ML6">
            <text:list-item>
              <text:list>
                <text:list-item>
                  <text:p text:style-name="MP24"><text:span text:style-name="MT9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5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9" draw:layer="backgroundobjects" svg:width="11.226cm" svg:height="1.332cm" svg:x="12.903cm" svg:y="3.198cm" presentation:class="outline" presentation:user-transformed="true">
        <draw:text-box>
          <text:p text:style-name="MP22"><text:span text:style-name="MT2">Textmasterformat bearbeiten</text:span></text:p>
        </draw:text-box>
      </draw:frame>
      <draw:frame draw:name="Content Placeholder 5" presentation:style-name="Mpr33" draw:text-style-name="MP9" draw:layer="backgroundobjects" svg:width="11.226cm" svg:height="8.231cm" svg:x="12.903cm" svg:y="4.531cm" presentation:class="outline" presentation:user-transformed="true">
        <draw:text-box>
          <text:list text:style-name="ML5">
            <text:list-item>
              <text:p text:style-name="MP23"><text:span text:style-name="MT8">Textmasterformat bearbeiten</text:span></text:p>
            </text:list-item>
          </text:list>
          <text:list text:style-name="ML6">
            <text:list-item>
              <text:list>
                <text:list-item>
                  <text:p text:style-name="MP24"><text:span text:style-name="MT9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5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4" draw:text-style-name="MP14" draw:layer="backgroundobjects" svg:width="9.101cm" svg:height="1.11cm" svg:x="13.547cm" svg:y="13.176cm" presentation:class="date-time" presentation:user-transformed="true">
        <draw:text-box>
          <text:p text:style-name="MP13"><text:span text:style-name="MT5"><presentation:date-time/></text:span></text:p>
        </draw:text-box>
      </draw:frame>
      <draw:frame draw:name="Rectangle 6" presentation:style-name="Mpr34" draw:text-style-name="MP14" draw:layer="backgroundobjects" svg:width="2.962cm" svg:height="1.11cm" svg:x="22.437cm" svg:y="13.176cm" presentation:class="page-number" presentation:user-transformed="true">
        <draw:text-box>
          <text:p text:style-name="MP15"><text:span text:style-name="MT5">Slide </text:span><text:span text:style-name="MT5"><text:page-number>4</text:page-number></text:span></text:p>
        </draw:text-box>
      </draw:frame>
      <draw:frame draw:name="Footer Placeholder 1" presentation:style-name="Mpr35" draw:text-style-name="MP14" draw:layer="backgroundobjects" svg:width="10.442cm" svg:height="1.11cm" svg:x="3.103cm" svg:y="13.176cm" presentation:class="footer" presentation:user-transformed="true">
        <draw:text-box>
          <text:p text:style-name="MP16"><text:span text:style-name="MT6"><presentation:footer/></text:span></text:p>
        </draw:text-box>
      </draw:frame>
      <presentation:notes style:page-layout-name="PM0">
        <draw:page-thumbnail presentation:style-name="Vergleich-title" draw:layer="backgroundobjects" svg:width="0cm" svg:height="0cm" svg:x="0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Nur_20_Titel" style:display-name="Nur Titel" style:page-layout-name="PM1" draw:style-name="Mdp1">
      <loext:theme loext:name="camp-tum-jhu-slides">
        <loext:theme-colors loext:name="Default Desig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Picture 4" draw:style-name="Mgr3" draw:text-style-name="MP5" draw:layer="backgroundobjects" svg:width="25.399cm" svg:height="14.287cm" svg:x="0cm" svg:y="0cm">
        <draw:image xlink:href="Pictures/1000000000000F000000087096BC93A9.png" xlink:type="simple" xlink:show="embed" xlink:actuate="onLoad" draw:mime-type="image/png">
          <text:p/>
        </draw:image>
      </draw:frame>
      <draw:frame draw:name="Title 1" presentation:style-name="Mpr38" draw:text-style-name="MP9" draw:layer="backgroundobjects" svg:width="23.344cm" svg:height="1.269cm" svg:x="0.997cm" svg:y="0.476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e Placeholder 4" presentation:style-name="Mpr39" draw:text-style-name="MP14" draw:layer="backgroundobjects" svg:width="9.101cm" svg:height="1.11cm" svg:x="13.547cm" svg:y="13.176cm" presentation:class="date-time" presentation:user-transformed="true">
        <draw:text-box>
          <text:p text:style-name="MP13"><text:span text:style-name="MT5"><presentation:date-time/></text:span></text:p>
        </draw:text-box>
      </draw:frame>
      <draw:frame draw:name="Rectangle 6" presentation:style-name="Mpr39" draw:text-style-name="MP14" draw:layer="backgroundobjects" svg:width="2.962cm" svg:height="1.11cm" svg:x="22.437cm" svg:y="13.176cm" presentation:class="page-number" presentation:user-transformed="true">
        <draw:text-box>
          <text:p text:style-name="MP15"><text:span text:style-name="MT5">Slide </text:span><text:span text:style-name="MT5"><text:page-number>4</text:page-number></text:span></text:p>
        </draw:text-box>
      </draw:frame>
      <draw:frame draw:name="Footer Placeholder 1" presentation:style-name="Mpr40" draw:text-style-name="MP14" draw:layer="backgroundobjects" svg:width="10.442cm" svg:height="1.11cm" svg:x="3.103cm" svg:y="13.176cm" presentation:class="footer" presentation:user-transformed="true">
        <draw:text-box>
          <text:p text:style-name="MP16"><text:span text:style-name="MT6"><presentation:footer/></text:span></text:p>
        </draw:text-box>
      </draw:frame>
      <presentation:notes style:page-layout-name="PM0">
        <draw:page-thumbnail presentation:style-name="Nur_20_Titel-title" draw:layer="backgroundobjects" svg:width="0cm" svg:height="0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Leer" style:page-layout-name="PM1" draw:style-name="Mdp1">
      <loext:theme loext:name="camp-tum-jhu-slides">
        <loext:theme-colors loext:name="Default Desig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Picture 4" draw:style-name="Mgr3" draw:text-style-name="MP5" draw:layer="backgroundobjects" svg:width="25.399cm" svg:height="14.287cm" svg:x="0cm" svg:y="0cm">
        <draw:image xlink:href="Pictures/1000000000000F000000087096BC93A9.png" xlink:type="simple" xlink:show="embed" xlink:actuate="onLoad" draw:mime-type="image/png">
          <text:p/>
        </draw:image>
      </draw:frame>
      <draw:frame draw:name="Rectangle 4" presentation:style-name="Mpr43" draw:text-style-name="MP14" draw:layer="backgroundobjects" svg:width="9.101cm" svg:height="1.11cm" svg:x="13.547cm" svg:y="13.176cm" presentation:class="date-time" presentation:user-transformed="true">
        <draw:text-box>
          <text:p text:style-name="MP13"><text:span text:style-name="MT5"><presentation:date-time/></text:span></text:p>
        </draw:text-box>
      </draw:frame>
      <draw:frame draw:name="Rectangle 6" presentation:style-name="Mpr43" draw:text-style-name="MP14" draw:layer="backgroundobjects" svg:width="2.962cm" svg:height="1.11cm" svg:x="22.437cm" svg:y="13.176cm" presentation:class="page-number" presentation:user-transformed="true">
        <draw:text-box>
          <text:p text:style-name="MP15"><text:span text:style-name="MT5">Slide </text:span><text:span text:style-name="MT5"><text:page-number>4</text:page-number></text:span></text:p>
        </draw:text-box>
      </draw:frame>
      <draw:frame draw:name="Footer Placeholder 1" presentation:style-name="Mpr44" draw:text-style-name="MP14" draw:layer="backgroundobjects" svg:width="10.442cm" svg:height="1.11cm" svg:x="3.103cm" svg:y="13.176cm" presentation:class="footer" presentation:user-transformed="true">
        <draw:text-box>
          <text:p text:style-name="MP16"><text:span text:style-name="MT6"><presentation:footer/></text:span></text:p>
        </draw:text-box>
      </draw:frame>
      <presentation:notes style:page-layout-name="PM0">
        <draw:page-thumbnail presentation:style-name="Leer-title" draw:layer="backgroundobjects" svg:width="0cm" svg:height="0cm" svg:x="0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Inhalt_20_mit_20_Überschrift" style:display-name="Inhalt mit Überschrift" style:page-layout-name="PM1" draw:style-name="Mdp1">
      <loext:theme loext:name="camp-tum-jhu-slides">
        <loext:theme-colors loext:name="Default Desig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Picture 4" draw:style-name="Mgr3" draw:text-style-name="MP5" draw:layer="backgroundobjects" svg:width="25.399cm" svg:height="14.287cm" svg:x="0cm" svg:y="0cm">
        <draw:image xlink:href="Pictures/1000000000000F000000087096BC93A9.png" xlink:type="simple" xlink:show="embed" xlink:actuate="onLoad" draw:mime-type="image/png">
          <text:p/>
        </draw:image>
      </draw:frame>
      <draw:frame draw:name="Title 1" presentation:style-name="Mpr47" draw:text-style-name="MP28" draw:layer="backgroundobjects" svg:width="8.355cm" svg:height="2.42cm" svg:x="1.27cm" svg:y="0.569cm" presentation:class="title" presentation:user-transformed="true">
        <draw:text-box>
          <text:p text:style-name="MP27"><text:span text:style-name="MT11">Titelmasterformat durch Klicken bearbeiten</text:span></text:p>
        </draw:text-box>
      </draw:frame>
      <draw:frame draw:name="Content Placeholder 2" presentation:style-name="Mpr48" draw:text-style-name="MP7" draw:layer="backgroundobjects" svg:width="14.198cm" svg:height="12.193cm" svg:x="9.931cm" svg:y="0.569cm" presentation:class="outline" presentation:user-transformed="true">
        <draw:text-box>
          <text:list text:style-name="ML5">
            <text:list-item>
              <text:p text:style-name="MP29"><text:span text:style-name="MT12">Textmasterformat bearbeiten</text:span></text:p>
            </text:list-item>
          </text:list>
          <text:list text:style-name="ML6">
            <text:list-item>
              <text:list>
                <text:list-item>
                  <text:p text:style-name="MP30"><text:span text:style-name="MT7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2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2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8" draw:text-style-name="MP34" draw:layer="backgroundobjects" svg:width="8.355cm" svg:height="9.772cm" svg:x="1.27cm" svg:y="2.99cm" presentation:class="outline" presentation:user-transformed="true">
        <draw:text-box>
          <text:p text:style-name="MP33"><text:span text:style-name="MT4">Textmasterformat bearbeiten</text:span></text:p>
        </draw:text-box>
      </draw:frame>
      <draw:frame draw:name="Rectangle 4" presentation:style-name="Mpr49" draw:text-style-name="MP14" draw:layer="backgroundobjects" svg:width="9.101cm" svg:height="1.11cm" svg:x="13.547cm" svg:y="13.176cm" presentation:class="date-time" presentation:user-transformed="true">
        <draw:text-box>
          <text:p text:style-name="MP13"><text:span text:style-name="MT5"><presentation:date-time/></text:span></text:p>
        </draw:text-box>
      </draw:frame>
      <draw:frame draw:name="Rectangle 6" presentation:style-name="Mpr49" draw:text-style-name="MP14" draw:layer="backgroundobjects" svg:width="2.962cm" svg:height="1.11cm" svg:x="22.437cm" svg:y="13.176cm" presentation:class="page-number" presentation:user-transformed="true">
        <draw:text-box>
          <text:p text:style-name="MP15"><text:span text:style-name="MT5">Slide </text:span><text:span text:style-name="MT5"><text:page-number>4</text:page-number></text:span></text:p>
        </draw:text-box>
      </draw:frame>
      <draw:frame draw:name="Footer Placeholder 1" presentation:style-name="Mpr50" draw:text-style-name="MP14" draw:layer="backgroundobjects" svg:width="10.442cm" svg:height="1.11cm" svg:x="3.103cm" svg:y="13.176cm" presentation:class="footer" presentation:user-transformed="true">
        <draw:text-box>
          <text:p text:style-name="MP16"><text:span text:style-name="MT6"><presentation:footer/></text:span></text:p>
        </draw:text-box>
      </draw:frame>
      <presentation:notes style:page-layout-name="PM0">
        <draw:page-thumbnail presentation:style-name="Inhalt_20_mit_20_Überschrift-title" draw:layer="backgroundobjects" svg:width="0cm" svg:height="0cm" svg:x="0cm" svg:y="2.257cm" presentation:class="page"/>
        <draw:frame presentation:style-name="Inhalt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camp-tum-jhu-slides">
        <loext:theme-colors loext:name="Default Desig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Picture 4" draw:style-name="Mgr3" draw:text-style-name="MP5" draw:layer="backgroundobjects" svg:width="25.399cm" svg:height="14.287cm" svg:x="0cm" svg:y="0cm">
        <draw:image xlink:href="Pictures/1000000000000F000000087096BC93A9.png" xlink:type="simple" xlink:show="embed" xlink:actuate="onLoad" draw:mime-type="image/png">
          <text:p/>
        </draw:image>
      </draw:frame>
      <draw:frame draw:name="Title 1" presentation:style-name="Mpr53" draw:text-style-name="MP28" draw:layer="backgroundobjects" svg:width="15.239cm" svg:height="1.18cm" svg:x="4.979cm" svg:y="10.001cm" presentation:class="title" presentation:user-transformed="true">
        <draw:text-box>
          <text:p text:style-name="MP27"><text:span text:style-name="MT11">Titelmasterformat durch Klicken bearbeiten</text:span></text:p>
        </draw:text-box>
      </draw:frame>
      <draw:frame draw:name="Picture Placeholder 2" presentation:style-name="Mpr54" draw:text-style-name="MP7" draw:layer="backgroundobjects" svg:width="15.239cm" svg:height="8.572cm" svg:x="4.979cm" svg:y="1.277cm" presentation:class="outline" presentation:user-transformed="true">
        <draw:text-box>
          <text:p text:style-name="MP35"><text:span text:style-name="MT13">Bild durch Klicken auf Symbol hinzufügen</text:span></text:p>
        </draw:text-box>
      </draw:frame>
      <draw:frame draw:name="Text Placeholder 3" presentation:style-name="Mpr55" draw:text-style-name="MP34" draw:layer="backgroundobjects" svg:width="15.239cm" svg:height="1.676cm" svg:x="4.979cm" svg:y="11.182cm" presentation:class="outline" presentation:user-transformed="true">
        <draw:text-box>
          <text:p text:style-name="MP33"><text:span text:style-name="MT4">Textmasterformat bearbeiten</text:span></text:p>
        </draw:text-box>
      </draw:frame>
      <draw:frame draw:name="Rectangle 4" presentation:style-name="Mpr56" draw:text-style-name="MP14" draw:layer="backgroundobjects" svg:width="9.101cm" svg:height="1.11cm" svg:x="13.547cm" svg:y="13.176cm" presentation:class="date-time" presentation:user-transformed="true">
        <draw:text-box>
          <text:p text:style-name="MP13"><text:span text:style-name="MT5"><presentation:date-time/></text:span></text:p>
        </draw:text-box>
      </draw:frame>
      <draw:frame draw:name="Rectangle 6" presentation:style-name="Mpr56" draw:text-style-name="MP14" draw:layer="backgroundobjects" svg:width="2.962cm" svg:height="1.11cm" svg:x="22.437cm" svg:y="13.176cm" presentation:class="page-number" presentation:user-transformed="true">
        <draw:text-box>
          <text:p text:style-name="MP15"><text:span text:style-name="MT5">Slide </text:span><text:span text:style-name="MT5"><text:page-number>4</text:page-number></text:span></text:p>
        </draw:text-box>
      </draw:frame>
      <draw:frame draw:name="Footer Placeholder 1" presentation:style-name="Mpr57" draw:text-style-name="MP14" draw:layer="backgroundobjects" svg:width="10.442cm" svg:height="1.11cm" svg:x="3.103cm" svg:y="13.176cm" presentation:class="footer" presentation:user-transformed="true">
        <draw:text-box>
          <text:p text:style-name="MP16"><text:span text:style-name="MT6"><presentation:footer/></text:span></text:p>
        </draw:text-box>
      </draw:frame>
      <presentation:notes style:page-layout-name="PM0">
        <draw:page-thumbnail presentation:style-name="Bild_20_mit_20_Überschrift-title" draw:layer="backgroundobjects" svg:width="0cm" svg:height="0cm" svg:x="0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2</meta:editing-cycles>
    <meta:creation-date>2024-11-03T18:01:14.032109402</meta:creation-date>
    <dc:date>2024-11-03T18:01:49.017259679</dc:date>
    <meta:editing-duration>PT36S</meta:editing-duration>
    <meta:generator>LibreOffice/24.2.6.2$Linux_X86_64 LibreOffice_project/420$Build-2</meta:generator>
    <meta:document-statistic meta:object-count="158"/>
    <meta:user-defined meta:name="AppVersion">14.0000</meta:user-defined>
    <meta:user-defined meta:name="Company">TU München</meta:user-defined>
    <meta:user-defined meta:name="PresentationFormat">Bildschirmpräsentation (16:9)</meta:user-defined>
    <meta:user-defined meta:name="Slides" meta:value-type="float">3</meta:user-defined>
  </office:meta>
</office:document-meta>
</file>